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Text_20_body">
      <style:text-properties fo:font-size="10.5pt" officeooo:rsid="000549d7" officeooo:paragraph-rsid="000549d7" style:font-size-asian="10.5pt" style:font-size-complex="10.5pt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T1" style:family="text">
      <style:text-properties fo:color="#000000" loext:opacity="100%" style:font-name="Trebuchet MS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1.<text:line-break/>1- Musician (Id PK, Name, Phone, State, City)<text:line-break/>2- Instrument (Name PK, Key)<text:line-break/>3- Album (Id PK, Date, Title, Musician_Id FK)<text:line-break/>4- Song (Title PK, Author, Album_Id FK)<text:line-break/>5- Musician_Instrument (Musician_Id FK, Instrument_Name FK) PK<text:line-break/>6- Musician_Song (Musician_Id FK, Song_Title FK) PK</text:span></text:p>
      <text:p text:style-name="P2">Q2.<text:line-break/>1- Sales_Office (Num PK, Location, Employee_ID FK)<text:line-break/>2- Employee (Employee_ID PK, Employee_Name, Office_Num FK)<text:line-break/>3- Property (Property_ID PK, Address, City, State, Zip, Sales_Office_Num FK)<text:line-break/>4- Owner (Owner_ID PK, Owner_Name)<text:line-break/>5- Property_Owner (Property_ID FK, Owner_ID FK, Percent_Owned) PK</text:p>
      <text:p text:style-name="P2">Q3.<text:line-break/>1- Patient (Patient_Id PK, Name, Date_Of_Birth, Ward_Id FK, Consultant_Id FK)<text:line-break/>2- Consultant (Consultant_Id PK, Name)<text:line-break/>3- Ward (Ward_Id PK, Name, Nurse_Id FK)<text:line-break/>4- Nurse (Nurse_Id PK, Name, Address, Ward_Id FK)<text:line-break/>5- Drug (Code_No PK, Recommended_Dosage)<text:line-break/>6- Drug_Name (Code_No FK, Brand_Name) PK<text:line-break/>7- Patient_Consultant (Patient_Id FK, Consultant_Id FK) PK<text:line-break/>8- Nurse_Drug_Patient (Patient_Id FK, Nurse_Id FK, Code_No FK, Dosage, Time, Date) PK</text:p>
      <text:p text:style-name="P2">Q4.<text:line-break/>1- Airline (ID PK, Name, Address, Contact_Person)<text:line-break/>2- Employee (Employee_ID PK, Name, Address, Birth_Day, Birth_Month, Birth_Year, Position, Gender, Airline_ID FK)<text:line-break/>3- Transaction (Transaction_ID PK, Date, Description, Amount_Money, Airline_ID FK)<text:line-break/>4- Aircraft (Aircraft_ID PK, Capacity, Model, Airline_ID FK)<text:line-break/>5- Crew (Major_Pilot FK, Assistant_Pilot FK, Hostess1 FK, Hostess2 FK, Aircraft_ID FK) PK<text:line-break/>6- Route (Route_ID PK, Origin, Destination, Distance, Classification)<text:line-break/>7- Airline_Phone (Airline_ID FK, Phone) PK<text:line-break/>8- Employee_Qualification (Employee_ID FK, Qualification) PK<text:line-break/>9- Aircraft_Route (Aircraft_ID FK, Route_ID FK, Price_Per_Passenger, Departure_Date_Time, Arrival_Date_Time, Time_Spent, Number_Of_Passengers) PK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22:38:23.599760451</meta:creation-date>
    <dc:date>2025-08-24T22:51:10.197841542</dc:date>
    <meta:editing-duration>PT2M</meta:editing-duration>
    <meta:editing-cycles>1</meta:editing-cycles>
    <meta:document-statistic meta:table-count="0" meta:image-count="0" meta:object-count="0" meta:page-count="1" meta:paragraph-count="4" meta:word-count="225" meta:character-count="1727" meta:non-whitespace-character-count="1506"/>
    <meta:generator>LibreOffice/24.8.7.2$Linux_X86_64 LibreOffice_project/480$Build-2</meta:generator>
  </office:meta>
</office:document-meta>
</file>